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8pt" style:text-underline-style="solid" style:text-underline-width="auto" style:text-underline-color="font-color" fo:font-weight="bold" officeooo:rsid="000f21d2" officeooo:paragraph-rsid="000f21d2" style:font-size-asian="15.75pt" style:font-weight-asian="bold" style:font-size-complex="18pt" style:font-weight-complex="bold"/>
    </style:style>
    <style:style style:name="P2" style:family="paragraph" style:parent-style-name="Standard">
      <style:text-properties officeooo:rsid="000f21d2" officeooo:paragraph-rsid="000f21d2"/>
    </style:style>
    <style:style style:name="P3" style:family="paragraph" style:parent-style-name="Standard">
      <style:text-properties officeooo:rsid="000f21d2" officeooo:paragraph-rsid="0011904f"/>
    </style:style>
    <style:style style:name="P4" style:family="paragraph" style:parent-style-name="Standard">
      <style:text-properties officeooo:rsid="000f21d2" officeooo:paragraph-rsid="0012d1a3"/>
    </style:style>
    <style:style style:name="P5" style:family="paragraph" style:parent-style-name="Standard">
      <style:text-properties officeooo:rsid="0010037c" officeooo:paragraph-rsid="0010037c"/>
    </style:style>
    <style:style style:name="P6" style:family="paragraph" style:parent-style-name="Standard">
      <style:text-properties officeooo:rsid="0011904f" officeooo:paragraph-rsid="0011904f"/>
    </style:style>
    <style:style style:name="P7" style:family="paragraph" style:parent-style-name="Standard">
      <style:text-properties officeooo:rsid="0011904f" officeooo:paragraph-rsid="0012d1a3"/>
    </style:style>
    <style:style style:name="P8" style:family="paragraph" style:parent-style-name="Standard">
      <style:text-properties officeooo:rsid="0011904f" officeooo:paragraph-rsid="0012d1a3"/>
    </style:style>
    <style:style style:name="P9" style:family="paragraph" style:parent-style-name="Standard" style:list-style-name="L15">
      <style:text-properties officeooo:rsid="0015f253" officeooo:paragraph-rsid="0014a6e6"/>
    </style:style>
    <style:style style:name="P10" style:family="paragraph" style:parent-style-name="Standard">
      <style:text-properties officeooo:rsid="0015f253" officeooo:paragraph-rsid="0014a6e6"/>
    </style:style>
    <style:style style:name="P11" style:family="paragraph" style:parent-style-name="Standard" style:list-style-name="L2">
      <style:text-properties officeooo:rsid="0010b695" officeooo:paragraph-rsid="0014a6e6"/>
    </style:style>
    <style:style style:name="P12" style:family="paragraph" style:parent-style-name="Standard" style:list-style-name="L9">
      <style:text-properties officeooo:rsid="0010b695" officeooo:paragraph-rsid="0014a6e6"/>
    </style:style>
    <style:style style:name="P13" style:family="paragraph" style:parent-style-name="Standard" style:list-style-name="L10">
      <style:text-properties officeooo:rsid="0010b695" officeooo:paragraph-rsid="0014a6e6"/>
    </style:style>
    <style:style style:name="P14" style:family="paragraph" style:parent-style-name="Standard">
      <style:text-properties officeooo:rsid="0010b695" officeooo:paragraph-rsid="0014a6e6"/>
    </style:style>
    <style:style style:name="P15" style:family="paragraph" style:parent-style-name="Standard" style:list-style-name="L11">
      <style:text-properties officeooo:rsid="001239a9" officeooo:paragraph-rsid="0014a6e6"/>
    </style:style>
    <style:style style:name="P16" style:family="paragraph" style:parent-style-name="Standard">
      <style:text-properties officeooo:rsid="001239a9" officeooo:paragraph-rsid="0014a6e6"/>
    </style:style>
    <style:style style:name="P17" style:family="paragraph" style:parent-style-name="Standard" style:list-style-name="L11">
      <style:text-properties officeooo:rsid="0012477c" officeooo:paragraph-rsid="0014a6e6"/>
    </style:style>
    <style:style style:name="P18" style:family="paragraph" style:parent-style-name="Standard" style:list-style-name="L12">
      <style:text-properties officeooo:rsid="0012477c" officeooo:paragraph-rsid="0014a6e6"/>
    </style:style>
    <style:style style:name="P19" style:family="paragraph" style:parent-style-name="Standard">
      <style:text-properties officeooo:rsid="0012477c" officeooo:paragraph-rsid="0014a6e6"/>
    </style:style>
    <style:style style:name="P20" style:family="paragraph" style:parent-style-name="Standard" style:list-style-name="L13">
      <style:text-properties officeooo:rsid="0014aefa" officeooo:paragraph-rsid="0014a6e6"/>
    </style:style>
    <style:style style:name="P21" style:family="paragraph" style:parent-style-name="Standard" style:list-style-name="L14">
      <style:text-properties officeooo:rsid="0014aefa" officeooo:paragraph-rsid="0014a6e6"/>
    </style:style>
    <style:style style:name="P22" style:family="paragraph" style:parent-style-name="Standard">
      <style:text-properties officeooo:rsid="0014aefa" officeooo:paragraph-rsid="0014a6e6"/>
    </style:style>
    <style:style style:name="T1" style:family="text">
      <style:text-properties officeooo:rsid="0011904f"/>
    </style:style>
    <style:style style:name="T2" style:family="text">
      <style:text-properties officeooo:rsid="0012d1a3"/>
    </style:style>
    <style:style style:name="T3" style:family="text">
      <style:text-properties officeooo:rsid="001488ef"/>
    </style:style>
    <style:style style:name="T4" style:family="text">
      <style:text-properties officeooo:rsid="0011ea91"/>
    </style:style>
    <style:style style:name="T5" style:family="text">
      <style:text-properties officeooo:rsid="0015df2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e 2.06 : Travail d’équipe </text:p>
      <text:p text:style-name="Standard"/>
      <text:p text:style-name="P2">Sae 1.04 :</text:p>
      <text:p text:style-name="P2"/>
      <text:p text:style-name="P2"><text:tab/>A / Analyse de l’organisation du projet :</text:p>
      <text:p text:style-name="P2"/>
      <text:p text:style-name="P2">→ Comment avons nous partagé les tâches ? :</text:p>
      <text:p text:style-name="P2"><text:tab/>- On ne sait jamais explicitement partagé les taches, toutefois, naturellement, fonction des points fort de chacun, chaque personnes a fait la partie qui lui était favorable.</text:p>
      <text:p text:style-name="P2"/>
      <text:p text:style-name="P2">Nathan : </text:p>
      <text:p text:style-name="P2"/>
      <text:p text:style-name="P2"/>
      <text:p text:style-name="P2">Noémie :</text:p>
      <text:p text:style-name="P2"/>
      <text:p text:style-name="P2"/>
      <text:p text:style-name="P2">Rémi : </text:p>
      <text:p text:style-name="P2"/>
      <text:p text:style-name="P2"/>
      <text:p text:style-name="P2">Thomas :</text:p>
      <text:p text:style-name="P2"/>
      <text:p text:style-name="P2"/>
      <text:p text:style-name="P2"/>
      <text:p text:style-name="P2"/>
      <text:p text:style-name="P5">→ Comment s’est organisé la communication ? ;</text:p>
      <text:p text:style-name="P5"><text:tab/>- On se mettait d’accord sur la liaison entre la partie économique et SQL de l’entreprise. Pour le transfert d’information, on utilisait la plateforme LaForge. Lorsque quelqu’un envoyé ou mettait a jour le <text:span text:style-name="T1">projet</text:span>, on s’envoyait un snap pour que tout le monde soit à jour. En général, la communication était fluide</text:p>
      <text:p text:style-name="P5"/>
      <text:p text:style-name="P3">Nathan : </text:p>
      <text:p text:style-name="P3"/>
      <text:p text:style-name="P3"/>
      <text:p text:style-name="P3">Noémie :</text:p>
      <text:p text:style-name="P3"/>
      <text:p text:style-name="P3"/>
      <text:p text:style-name="P3">Rémi : </text:p>
      <text:p text:style-name="P3"/>
      <text:p text:style-name="P3"/>
      <text:p text:style-name="P3">Thomas :</text:p>
      <text:p text:style-name="P3"/>
      <text:p text:style-name="P6"/>
      <text:p text:style-name="P6">→ Comment avons nous communiqué avec le maître d’oeuvre ou investigateur de projet ? :</text:p>
      <text:p text:style-name="P6"><text:tab/>- Lorsque nous avions des questions, on essayait au maximum <text:s/>d’aller voir le professeur référent de matière dans son bureau ou en cours, et si il était pas disponible, on lui envoy<text:span text:style-name="T5">ait</text:span> un mail.</text:p>
      <text:p text:style-name="P6"/>
      <text:p text:style-name="P6"/>
      <text:p text:style-name="P6"/>
      <text:p text:style-name="P6"/>
      <text:p text:style-name="P6"/>
      <text:p text:style-name="P6"/>
      <text:p text:style-name="P6"/>
      <text:p text:style-name="P6"><text:soft-page-break/>→ Comment réfléchissons nous ? :</text:p>
      <text:p text:style-name="P6"><text:tab/>- <text:span text:style-name="T2">Nous étions pour une grande partit, en réflexion collective, notamment pour la partit SQL sur le MCD et MLD, puisque, c’était la base de notre structure d’entreprise. Puis une fois faits, le codage de la base de donnée et la partie économique a était fait nous avons fait 2 groupes de 2 pour terminé les 2 parties.</text:span></text:p>
      <text:p text:style-name="P4"/>
      <text:p text:style-name="P4">Nathan : </text:p>
      <text:p text:style-name="P4"/>
      <text:p text:style-name="P4"/>
      <text:p text:style-name="P4">Noémie :</text:p>
      <text:p text:style-name="P4"/>
      <text:p text:style-name="P4"/>
      <text:p text:style-name="P4">Rémi : </text:p>
      <text:p text:style-name="P4"/>
      <text:p text:style-name="P4"/>
      <text:p text:style-name="P4">Thomas :</text:p>
      <text:p text:style-name="P4"/>
      <text:p text:style-name="P7"/>
      <text:p text:style-name="P7"/>
      <text:p text:style-name="P7">→<text:span text:style-name="T2"> Comment prenions nous les décisions ? :</text:span></text:p>
      <text:p text:style-name="P7"><text:tab/>- <text:span text:style-name="T2">On prenait toute les décisions en accord avec les autres.</text:span></text:p>
      <text:p text:style-name="P7"/>
      <text:p text:style-name="P7">→<text:span text:style-name="T3"> Avons</text:span></text:p>
      <text:p text:style-name="P7"/>
      <text:p text:style-name="P14">Sae2.06</text:p>
      <text:p text:style-name="P14"/>
      <text:p text:style-name="P14">Partie Commune :</text:p>
      <text:p text:style-name="P14"/>
      <text:list xml:id="list3181847727" text:style-name="L2">
        <text:list-item>
          <text:p text:style-name="P11">Quelle Sae</text:p>
        </text:list-item>
        <text:list-item>
          <text:p text:style-name="P11">Contexte</text:p>
        </text:list-item>
      </text:list>
      <text:p text:style-name="P14"/>
      <text:list xml:id="list1088750651" text:style-name="L9">
        <text:list-item>
          <text:p text:style-name="P12">Répondre aux 7 thèmes :</text:p>
          <text:list>
            <text:list-item>
              <text:p text:style-name="P12">Comment avons-nous procédé ?</text:p>
            </text:list-item>
            <text:list-item>
              <text:p text:style-name="P12">Avantages</text:p>
            </text:list-item>
            <text:list-item>
              <text:p text:style-name="P12">Inconvénients</text:p>
            </text:list-item>
            <text:list-item>
              <text:p text:style-name="P12">Comment améliorer</text:p>
            </text:list-item>
          </text:list>
        </text:list-item>
        <text:list-item>
          <text:p text:style-name="P12">Diapo :</text:p>
          <text:list>
            <text:list-item>
              <text:p text:style-name="P12">Se séparer entre nous les 7 thèmes et partie personnelle</text:p>
            </text:list-item>
          </text:list>
        </text:list-item>
      </text:list>
      <text:p text:style-name="P14"/>
      <text:p text:style-name="P14">Partie perso :</text:p>
      <text:list xml:id="list1707510897" text:style-name="L10">
        <text:list-item>
          <text:p text:style-name="P13">Approfondir une problématique personnelle ?</text:p>
        </text:list-item>
        <text:list-item>
          <text:p text:style-name="P13">Envoyer mail à la prof</text:p>
        </text:list-item>
      </text:list>
      <text:p text:style-name="P14"/>
      <text:p text:style-name="P14">Dossier réponse aux questions :</text:p>
      <text:p text:style-name="P14"/>
      <text:p text:style-name="P14"/>
      <text:p text:style-name="P14">Nous avons choisi de vous présenter les deux Sae1.04 et 1.06. Nous avions le même groupe de travail puisque les deux projets étaient en lien.</text:p>
      <text:p text:style-name="P14"/>
      <text:p text:style-name="P16">Choix de l’entreprise :</text:p>
      <text:p text:style-name="P14">Nous avons débuté avec le choix de l'entreprise. La perspective de pouvoir inventer une entreprise de toute pièce avec son mode de fonctionnement et ses stratégies nous a, à tous, parue bien plus <text:soft-page-break/>attrayante <text:span text:style-name="T4">du fait de la liberté que cette solution nous offrait pour la conception de la base de donnée <text:s/>ainsi que l’étude économique. Sans aucun doute, la solution la plus ludique également !</text:span></text:p>
      <text:p text:style-name="P14"/>
      <text:p text:style-name="P16">Tshakers nanani nanana…</text:p>
      <text:p text:style-name="P16"/>
      <text:p text:style-name="P16">Répartition des tâches/ Comment travaillions-nous en groupe ?</text:p>
      <text:p text:style-name="P16"/>
      <text:list xml:id="list2238649404" text:style-name="L11">
        <text:list-item>
          <text:p text:style-name="P15">Grande majorité du travail fait en cours </text:p>
        </text:list-item>
        <text:list-item>
          <text:p text:style-name="P15">Grands adeptes du brainstorming en groupe tant pour l’entreprise que le MCD </text:p>
        </text:list-item>
        <text:list-item>
          <text:p text:style-name="P17">Pas de répartition des tâches prédéfinie dès le début</text:p>
          <text:list>
            <text:list-item>
              <text:p text:style-name="P17">Besoin du MCD pour faire tout le reste</text:p>
            </text:list-item>
          </text:list>
        </text:list-item>
        <text:list-item>
          <text:p text:style-name="P17">Avantages :</text:p>
        </text:list-item>
        <text:list-item>
          <text:p text:style-name="P17">Incovénients :</text:p>
        </text:list-item>
        <text:list-item>
          <text:p text:style-name="P17">Améliorations :</text:p>
          <text:list>
            <text:list-item>
              <text:p text:style-name="P17">Outils ?</text:p>
            </text:list-item>
          </text:list>
        </text:list-item>
      </text:list>
      <text:p text:style-name="P19"/>
      <text:p text:style-name="P19">Communication :</text:p>
      <text:p text:style-name="P19"/>
      <text:list xml:id="list1065330897" text:style-name="L12">
        <text:list-item>
          <text:p text:style-name="P18">Très rapidement pensé à comment faire pour avancer chez nous tout en transmettant notre travail au groupe</text:p>
          <text:list>
            <text:list-item>
              <text:p text:style-name="P18">La Forge</text:p>
            </text:list-item>
          </text:list>
        </text:list-item>
        <text:list-item>
          <text:p text:style-name="P18">Avantages :</text:p>
        </text:list-item>
        <text:list-item>
          <text:p text:style-name="P18">Inconvénients :</text:p>
        </text:list-item>
        <text:list-item>
          <text:p text:style-name="P18">Améliorations :</text:p>
          <text:list>
            <text:list-item>
              <text:p text:style-name="P18">Outils ?</text:p>
            </text:list-item>
          </text:list>
        </text:list-item>
      </text:list>
      <text:p text:style-name="P19"/>
      <text:p text:style-name="P22">Comment réfléchissions-nous ?</text:p>
      <text:p text:style-name="P22"/>
      <text:list xml:id="list101176463" text:style-name="L13">
        <text:list-item>
          <text:p text:style-name="P20">Brainstorming de groupe</text:p>
        </text:list-item>
        <text:list-item>
          <text:p text:style-name="P20">Pour se motiver à travailler, c’est aussi le travail de groupe.</text:p>
        </text:list-item>
        <text:list-item>
          <text:p text:style-name="P20">L'émulation du groupe nous a tous porté.</text:p>
        </text:list-item>
      </text:list>
      <text:p text:style-name="P19"/>
      <text:p text:style-name="P22">Comment prenions-nous nos décisions ?</text:p>
      <text:p text:style-name="P22"/>
      <text:list xml:id="list1751972354" text:style-name="L14">
        <text:list-item>
          <text:p text:style-name="P21">Nous sommes un groupe plein de bonne foi, lorsque quelqu’un avait une bonne idée nous le soulignions et prenions la décision ensemble. </text:p>
        </text:list-item>
      </text:list>
      <text:p text:style-name="P22"/>
      <text:p text:style-name="P10">Avons-nous eu à gérer des conflits au sein de l’équipe ?</text:p>
      <text:p text:style-name="P10"/>
      <text:list xml:id="list857031324" text:style-name="L15">
        <text:list-item>
          <text:p text:style-name="P9">Oui on se frappait dessus et le plus fort avait raison à la fin. Parce que c’est aussi ça, le travail d’équipe.</text:p>
        </text:list-item>
        <text:list-item>
          <text:p text:style-name="P9">Pendant la Sae1.04, Thomas avait avait besoin du MCD pour faire la partie éco et nous avions des difficultés pour avancer dans le MCD car nous n’arrivions pas à nous accorder.</text:p>
        </text:list-item>
        <text:list-item>
          <text:p text:style-name="P9">S’accorder sur le MCD des idées différentes qui ne s’accordaient pas forcé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8T10:48:00.793718936</meta:creation-date>
    <dc:date>2022-01-31T14:20:23.287218610</dc:date>
    <meta:editing-duration>PT25M49S</meta:editing-duration>
    <meta:editing-cycles>3</meta:editing-cycles>
    <meta:generator>LibreOffice/6.1.5.2$Linux_X86_64 LibreOffice_project/10$Build-2</meta:generator>
    <meta:document-statistic meta:table-count="0" meta:image-count="0" meta:object-count="0" meta:page-count="3" meta:paragraph-count="71" meta:word-count="658" meta:character-count="3643" meta:non-whitespace-character-count="3070"/>
  </office:meta>
</office:document-meta>
</file>